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xyHintsPredicatesTests.proxyForInterfacesMatchesProxy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xyHintsPredicatesTests.shouldFailForEmptyInterfacesArr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HintsPredicates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HintsPredicatesTests.proxyForInterfacesDoesNotMatchProxyHintDifferen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xyHintsPredicatesTests.assertPredicateDoesNotMatch( Predicate &lt; RuntimeHints &gt;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HintsPredicatesTests.assertPredicateMatches( Predicate &lt; RuntimeHints &gt;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